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none"/>
    </style:style>
    <style:style style:name="ce4" style:family="table-cell" style:parent-style-name="Default">
      <style:text-properties style:text-line-through-style="solid" style:text-underline-style="none"/>
    </style:style>
    <style:style style:name="ce5" style:family="table-cell" style:parent-style-name="Default" style:data-style-name="N100">
      <style:text-properties style:text-line-through-style="non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style:text-line-through-style="solid"/>
    </style:style>
    <style:style style:name="ce8" style:family="table-cell" style:parent-style-name="Default" style:data-style-name="N37"/>
    <style:style style:name="ce9" style:family="table-cell" style:parent-style-name="Default" style:data-style-name="N100">
      <style:text-properties style:text-line-through-style="solid" style:text-underline-style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 table:visibility="filter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 table:visibility="filter">
          <table:table-cell table:style-name="ce3" office:value-type="string">
            <text:p>974,975</text:p>
          </table:table-cell>
          <table:table-cell table:style-name="ce3" office:value-type="string">
            <text:p>NewProductCmptType Wizard, Umbau PolicyCmptTypeWiz</text:p>
          </table:table-cell>
          <table:table-cell table:style-name="ce3" office:value-type="float" office:value="0.5">
            <text:p>0,5</text:p>
          </table:table-cell>
          <table:table-cell table:style-name="ce5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360">
            <text:p>360</text:p>
          </table:table-cell>
          <table:table-cell office:value-type="string">
            <text:p>Drag&amp;Drop bei Nicht-IpsSrcFiles</text:p>
          </table:table-cell>
          <table:table-cell office:value-type="float" office:value="1">
            <text:p>1</text:p>
          </table:table-cell>
          <table:table-cell table:style-name="ce8"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.25">
            <text:p>0,2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table:style-name="ce8"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 table:visibility="filter">
          <table:table-cell table:style-name="ce4" office:value-type="float" office:value="1000">
            <text:p>1000</text:p>
          </table:table-cell>
          <table:table-cell table:style-name="ce4" office:value-type="string">
            <text:p>Einführung IpsProject Param in validate</text:p>
          </table:table-cell>
          <table:table-cell table:style-name="ce4" office:value-type="float" office:value="0">
            <text:p>0</text:p>
          </table:table-cell>
          <table:table-cell table:style-name="ce9" office:value-type="string">
            <text:p>2.0 RC</text:p>
          </table:table-cell>
          <table:table-cell table:style-name="ce4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783">
            <text:p>783</text:p>
          </table:table-cell>
          <table:table-cell office:value-type="string">
            <text:p>muss getestet werd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795">
            <text:p>795</text:p>
          </table:table-cell>
          <table:table-cell office:value-type="string">
            <text:p>Fehler in IpsModel.getIpsElement()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837">
            <text:p>837</text:p>
          </table:table-cell>
          <table:table-cell office:value-type="string">
            <text:p>analys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8"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 office:value-type="float" office:value="951">
            <text:p>951</text:p>
          </table:table-cell>
          <table:table-cell office:value-type="string">
            <text:p>Refresh im Kontextmenü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59">
            <text:p>959</text:p>
          </table:table-cell>
          <table:table-cell office:value-type="string">
            <text:p>getNext(), getPrevious, getFirs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60">
            <text:p>960</text:p>
          </table:table-cell>
          <table:table-cell office:value-type="string">
            <text:p>setter für TableContent zur Laufzeit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972">
            <text:p>972</text:p>
          </table:table-cell>
          <table:table-cell office:value-type="string">
            <text:p>Fehlermeldung bei falsch konfiguriertem IpsArchive im IpsProjectFile.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82">
            <text:p>982</text:p>
          </table:table-cell>
          <table:table-cell office:value-type="string">
            <text:p>benötigt testen (umlaute)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7">
            <text:p>1007</text:p>
          </table:table-cell>
          <table:table-cell office:value-type="string">
            <text:p>Update, Replace auf Dateiebene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4" office:value-type="float" office:value="1013">
            <text:p>1013</text:p>
          </table:table-cell>
          <table:table-cell table:style-name="ce4" office:value-type="string">
            <text:p>Prüfung auf doppelte Propertyname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.0 RC</text:p>
          </table:table-cell>
          <table:table-cell table:style-name="ce4" office:value-type="string">
            <text:p>Jan</text:p>
          </table:table-cell>
          <table:table-cell table:style-name="ce4" office:value-type="string">
            <text:p>NEU</text:p>
          </table:table-cell>
        </table:table-row>
        <table:table-row table:style-name="ro1" table:visibility="filter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 table:visibility="filter">
          <table:table-cell office:value-type="float" office:value="1014">
            <text:p>1014</text:p>
          </table:table-cell>
          <table:table-cell office:value-type="string">
            <text:p>Öffnen .ipsproject File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 table:visibility="filter">
          <table:table-cell/>
          <table:table-cell office:value-type="string">
            <text:p>Summe</text:p>
          </table:table-cell>
          <table:table-cell table:formula="oooc:=SUBTOTAL(9;[.C2:.C46])" office:value-type="float" office:value="3.75">
            <text:p>3,75</text:p>
          </table:table-cell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1016">
            <text:p>1016</text:p>
          </table:table-cell>
          <table:table-cell office:value-type="string">
            <text:p>NewWizards, doppelte Objekte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51" table:display-filter-buttons="true">
          <table:filter>
            <table:filter-and>
              <table:filter-condition table:field-number="3" table:value="2.0 RC" table:operator="="/>
              <table:filter-condition table:field-number="4" table:value="Jörg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4">14.11.2007</text:date>, <text:time>19:33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14T19:33:03</dc:date>
    <dc:language>de-DE</dc:language>
    <meta:editing-cycles>58</meta:editing-cycles>
    <meta:editing-duration>P1DT7H5M19S</meta:editing-duration>
    <meta:user-defined meta:name="Info 1"/>
    <meta:user-defined meta:name="Info 2"/>
    <meta:user-defined meta:name="Info 3"/>
    <meta:user-defined meta:name="Info 4"/>
    <meta:document-statistic meta:table-count="3" meta:cell-count="259"/>
  </office:meta>
</office:document-meta>
</file>